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9.263cm" table:align="margins"/>
    </style:style>
    <style:style style:name="表格1.A" style:family="table-column">
      <style:table-column-properties style:column-width="29.263cm" style:rel-column-width="65535*"/>
    </style:style>
    <style:style style:name="表格1.A1" style:family="table-cell">
      <style:table-cell-properties style:vertical-align="" fo:padding="0.097cm" fo:border="0.05pt solid #000000"/>
    </style:style>
    <style:style style:name="表格2" style:family="table">
      <style:table-properties style:width="29.263cm" table:align="margins"/>
    </style:style>
    <style:style style:name="表格2.A" style:family="table-column">
      <style:table-column-properties style:column-width="29.263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9.263cm" table:align="margins"/>
    </style:style>
    <style:style style:name="表格3.A" style:family="table-column">
      <style:table-column-properties style:column-width="29.263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29.263cm" table:align="margins"/>
    </style:style>
    <style:style style:name="表格4.A" style:family="table-column">
      <style:table-column-properties style:column-width="29.263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29.263cm" table:align="margins"/>
    </style:style>
    <style:style style:name="表格5.A" style:family="table-column">
      <style:table-column-properties style:column-width="29.263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29.263cm" table:align="margins"/>
    </style:style>
    <style:style style:name="表格6.A" style:family="table-column">
      <style:table-column-properties style:column-width="29.263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29.263cm" table:align="margins"/>
    </style:style>
    <style:style style:name="表格7.A" style:family="table-column">
      <style:table-column-properties style:column-width="29.263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29.263cm" table:align="margins"/>
    </style:style>
    <style:style style:name="表格8.A" style:family="table-column">
      <style:table-column-properties style:column-width="29.263cm" style:rel-column-width="65535*"/>
    </style:style>
    <style:style style:name="表格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0fa84" officeooo:paragraph-rsid="0010fa84" style:font-size-asian="16pt" style:font-size-complex="18.25pt"/>
    </style:style>
    <style:style style:name="P2" style:family="paragraph" style:parent-style-name="Standard">
      <style:text-properties fo:font-size="18.25pt" officeooo:rsid="000e7b1c" officeooo:paragraph-rsid="000e7b1c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0ed8ba" officeooo:paragraph-rsid="000ed8ba" style:font-size-asian="16pt" style:language-asian="zh" style:country-asian="CN" style:font-size-complex="18.25pt"/>
    </style:style>
    <style:style style:name="P4" style:family="paragraph" style:parent-style-name="Standard">
      <style:text-properties fo:color="#ff0000" fo:font-size="18.25pt" officeooo:rsid="000ed8ba" officeooo:paragraph-rsid="000ed8ba" style:font-size-asian="16pt" style:language-asian="zh" style:country-asian="CN" style:font-size-complex="18.25pt"/>
    </style:style>
    <style:style style:name="P5" style:family="paragraph" style:parent-style-name="Standard">
      <style:text-properties fo:color="#ff0000" fo:font-size="18.25pt" officeooo:rsid="000f2ba7" officeooo:paragraph-rsid="000f2ba7" style:font-size-asian="16pt" style:language-asian="zh" style:country-asian="CN" style:font-size-complex="18.25pt"/>
    </style:style>
    <style:style style:name="P6" style:family="paragraph" style:parent-style-name="Standard">
      <style:text-properties fo:color="#ff0000" fo:font-size="18.25pt" officeooo:rsid="0010fa84" officeooo:paragraph-rsid="0010fa84" style:font-size-asian="16pt" style:language-asian="zh" style:country-asian="CN" style:font-size-complex="18.25pt"/>
    </style:style>
    <style:style style:name="P7" style:family="paragraph" style:parent-style-name="Standard">
      <style:text-properties fo:color="#ff0000" officeooo:rsid="000f2ba7" officeooo:paragraph-rsid="000f2ba7" style:language-asian="zh" style:country-asian="CN"/>
    </style:style>
    <style:style style:name="P8" style:family="paragraph" style:parent-style-name="Standard">
      <style:text-properties officeooo:paragraph-rsid="000f2ba7"/>
    </style:style>
    <style:style style:name="P9" style:family="paragraph" style:parent-style-name="Text_20_body">
      <style:text-properties fo:color="#ff0000" fo:font-size="18.25pt" fo:font-weight="bold" officeooo:rsid="000ed8ba" officeooo:paragraph-rsid="000ed8ba" style:font-size-asian="16pt" style:language-asian="zh" style:country-asian="CN" style:font-weight-asian="bold" style:font-size-complex="18.25pt" style:font-weight-complex="bold"/>
    </style:style>
    <style:style style:name="P10" style:family="paragraph" style:parent-style-name="Text_20_body">
      <style:text-properties fo:color="#ff0000" fo:font-size="18.25pt" fo:font-weight="bold" officeooo:rsid="000ed8ba" officeooo:paragraph-rsid="0013c143" style:font-size-asian="16pt" style:language-asian="zh" style:country-asian="CN" style:font-weight-asian="bold" style:font-size-complex="18.25pt" style:font-weight-complex="bold"/>
    </style:style>
    <style:style style:name="P11" style:family="paragraph" style:parent-style-name="Text_20_body">
      <style:text-properties fo:color="#ff0000" fo:font-size="18.25pt" fo:font-weight="bold" officeooo:rsid="000ed8ba" officeooo:paragraph-rsid="001856a3" style:font-size-asian="16pt" style:language-asian="zh" style:country-asian="CN" style:font-weight-asian="bold" style:font-size-complex="18.25pt" style:font-weight-complex="bold"/>
    </style:style>
    <style:style style:name="P12" style:family="paragraph" style:parent-style-name="Text_20_body">
      <style:text-properties fo:color="#ff0000" fo:font-size="16pt" fo:font-weight="bold" officeooo:rsid="000ed8ba" officeooo:paragraph-rsid="000ed8ba" style:font-size-asian="16pt" style:language-asian="zh" style:country-asian="CN" style:font-weight-asian="bold" style:font-size-complex="16pt" style:font-weight-complex="bold"/>
    </style:style>
    <style:style style:name="P13" style:family="paragraph" style:parent-style-name="Table_20_Contents">
      <style:text-properties fo:font-size="18.25pt" officeooo:rsid="000ed8ba" officeooo:paragraph-rsid="000ed8ba" style:font-size-asian="16pt" style:font-size-complex="18.25pt"/>
    </style:style>
    <style:style style:name="P14" style:family="paragraph" style:parent-style-name="Table_20_Contents">
      <style:text-properties fo:font-size="18.25pt" officeooo:rsid="000f2ba7" officeooo:paragraph-rsid="000f2ba7" style:font-size-asian="16pt" style:font-size-complex="18.25pt"/>
    </style:style>
    <style:style style:name="P15" style:family="paragraph" style:parent-style-name="Table_20_Contents">
      <style:text-properties fo:font-size="18.25pt" officeooo:rsid="0010fa84" officeooo:paragraph-rsid="0010fa84" style:font-size-asian="16pt" style:font-size-complex="18.25pt"/>
    </style:style>
    <style:style style:name="P16" style:family="paragraph" style:parent-style-name="Table_20_Contents">
      <style:text-properties fo:font-size="18.25pt" officeooo:rsid="0011c403" officeooo:paragraph-rsid="0011c403" style:font-size-asian="16pt" style:font-size-complex="18.25pt"/>
    </style:style>
    <style:style style:name="P17" style:family="paragraph" style:parent-style-name="Table_20_Contents">
      <style:text-properties fo:font-size="18.25pt" officeooo:rsid="0015b463" officeooo:paragraph-rsid="0015b463" style:font-size-asian="16pt" style:font-size-complex="18.25pt"/>
    </style:style>
    <style:style style:name="P18" style:family="paragraph" style:parent-style-name="Table_20_Contents">
      <style:text-properties fo:font-size="18.25pt" officeooo:rsid="0016eadc" officeooo:paragraph-rsid="0016eadc" style:font-size-asian="16pt" style:font-size-complex="18.25pt"/>
    </style:style>
    <style:style style:name="P19" style:family="paragraph" style:parent-style-name="Table_20_Contents">
      <style:text-properties fo:font-size="18.25pt" officeooo:rsid="001d5029" officeooo:paragraph-rsid="001d5029" style:font-size-asian="16pt" style:font-size-complex="18.25pt"/>
    </style:style>
    <style:style style:name="P20" style:family="paragraph" style:parent-style-name="Table_20_Contents">
      <style:text-properties officeooo:paragraph-rsid="000ed8ba"/>
    </style:style>
    <style:style style:name="P21" style:family="paragraph" style:parent-style-name="Table_20_Contents">
      <style:text-properties fo:font-size="16pt" officeooo:rsid="000f2ba7" officeooo:paragraph-rsid="000f2ba7" style:font-size-asian="16pt" style:font-size-complex="16pt"/>
    </style:style>
    <style:style style:name="P22" style:family="paragraph" style:parent-style-name="Table_20_Contents">
      <style:text-properties fo:color="#ff0000" fo:font-size="18.25pt" officeooo:rsid="0011c403" officeooo:paragraph-rsid="0011c403" style:font-size-asian="16pt" style:font-size-complex="18.25pt"/>
    </style:style>
    <style:style style:name="P23" style:family="paragraph" style:parent-style-name="Table_20_Contents">
      <style:text-properties fo:color="#ff0000" fo:font-size="18.25pt" officeooo:rsid="0015b463" officeooo:paragraph-rsid="0015b463" style:font-size-asian="16pt" style:font-size-complex="18.25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-2cm" style:auto-text-indent="false" style:page-number="auto" fo:background-color="transparent">
        <style:tab-stops>
          <style:tab-stop style:position="0cm"/>
          <style:tab-stop style:position="19.687cm"/>
        </style:tab-stops>
      </style:paragraph-properties>
      <style:text-properties fo:color="#ff0000" fo:font-size="18.25pt" fo:font-weight="bold" officeooo:rsid="000ed8ba" officeooo:paragraph-rsid="000ed8ba" style:font-size-asian="16pt" style:language-asian="zh" style:country-asian="CN" style:font-weight-asian="bold" style:font-size-complex="18.25pt" style:font-weight-complex="bold"/>
    </style:style>
    <style:style style:name="T1" style:family="text">
      <style:text-properties style:font-name-asian="微软雅黑"/>
    </style:style>
    <style:style style:name="T2" style:family="text">
      <style:text-properties fo:font-size="22pt" fo:font-weight="bold" style:font-size-asian="16pt" style:font-size-complex="18.2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/>
    </style:style>
    <style:style style:name="T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0000" fo:font-size="22pt" officeooo:rsid="000f2ba7" style:font-size-asian="22pt" style:language-asian="zh" style:country-asian="CN" style:font-size-complex="22pt"/>
    </style:style>
    <style:style style:name="T7" style:family="text">
      <style:text-properties fo:color="#ff0000" style:language-asian="zh" style:country-asian="CN"/>
    </style:style>
    <style:style style:name="T8" style:family="text">
      <style:text-properties fo:color="#ff0000" officeooo:rsid="000f2ba7" style:language-asian="zh" style:country-asian="CN"/>
    </style:style>
    <style:style style:name="T9" style:family="text">
      <style:text-properties fo:color="#ff0000" fo:font-size="16pt" style:font-size-asian="16pt" style:font-size-complex="16pt"/>
    </style:style>
    <style:style style:name="T10" style:family="text">
      <style:text-properties fo:color="#ff0000" fo:font-size="16pt" officeooo:rsid="000f2ba7" style:font-size-asian="16pt" style:language-asian="zh" style:country-asian="CN" style:font-size-complex="16pt"/>
    </style:style>
    <style:style style:name="T11" style:family="text">
      <style:text-properties fo:color="#ff0000" fo:font-size="16pt" officeooo:rsid="0010cec4" style:font-size-asian="16pt" style:language-asian="zh" style:country-asian="CN" style:font-size-complex="16pt"/>
    </style:style>
    <style:style style:name="T12" style:family="text">
      <style:text-properties style:font-name="Consolas"/>
    </style:style>
    <style:style style:name="T13" style:family="text">
      <style:text-properties style:font-name-asian="Consolas"/>
    </style:style>
    <style:style style:name="T14" style:family="text">
      <style:text-properties fo:font-size="18.25pt" officeooo:rsid="000ed8ba" style:font-size-asian="16pt" style:font-size-complex="18.25pt"/>
    </style:style>
    <style:style style:name="T15" style:family="text">
      <style:text-properties fo:font-size="18.25pt" style:font-name-asian="微软雅黑" style:font-size-asian="22pt" style:font-weight-asian="bold" style:font-size-complex="18.25pt"/>
    </style:style>
    <style:style style:name="T16" style:family="text">
      <style:text-properties fo:color="#000000" fo:background-color="#ffffff" loext:char-shading-value="0" style:font-name-asian="Consolas" style:font-size-asian="12pt"/>
    </style:style>
    <style:style style:name="T17" style:family="text">
      <style:text-properties fo:color="#000000" style:font-name="Consolas" fo:font-size="12pt" fo:background-color="#ffffff" loext:char-shading-value="0"/>
    </style:style>
    <style:style style:name="T18" style:family="text">
      <style:text-properties style:font-name="Tahoma"/>
    </style:style>
    <style:style style:name="T19" style:family="text">
      <style:text-properties officeooo:rsid="0013c143"/>
    </style:style>
    <style:style style:name="T20" style:family="text">
      <style:text-properties officeooo:rsid="0017b511"/>
    </style:style>
    <style:style style:name="T21" style:family="text">
      <style:text-properties officeooo:rsid="001856a3"/>
    </style:style>
    <style:style style:name="T22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3.</text:span><text:span text:style-name="T15">事件</text:span></text:p>
      <text:p text:style-name="P2"><text:span text:style-name="T5">blur</text:span>鼠标离开焦点事件</text:p>
      <text:p text:style-name="P3"><text:s text:c="8"/><text:span text:style-name="T4"><text:s text:c="2"/>1，事件结合选择器会把选择器选出来的一组元素都加上事件</text:span></text:p>
      <text:p text:style-name="P4"><text:tab/> <text:s/>2,在元素上可以不去指定事件</text:p>
      <text:p text:style-name="P4"><text:tab/> <text:s/>3,事件方法建议使用匿名方法</text:p>
      <text:p text:style-name="P4"><text:tab/> <text:s/>4,事件的赋值必须放在Jquery的主函数内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3"><text:span text:style-name="T4">$("form input").blur(function() </text:span>{</text:p>
            <text:p text:style-name="P13"><text:tab/><text:tab/>//离开焦点的是那个，这个this就是谁</text:p>
            <text:p text:style-name="P13"><text:tab/><text:tab/>var obj=$(t<text:span text:style-name="T22">his)</text:span>;</text:p>
            <text:p text:style-name="P13"><text:tab/><text:tab/>var val=obj.val();</text:p>
            <text:p text:style-name="P13"><text:tab/><text:tab/>var regstr=obj.attr("reg");</text:p>
            <text:p text:style-name="P13"><text:tab/><text:tab/>var tip=obj.attr("tip");</text:p>
            <text:p text:style-name="P13"><text:tab/><text:tab/>var reg=new RegExp(regstr);</text:p>
            <text:p text:style-name="P13"><text:tab/><text:tab/>if(!reg.test(val)){</text:p>
            <text:p text:style-name="P20"><text:span text:style-name="T14"><text:s text:c="22"/>//</text:span><text:span text:style-name="T16">获得</text:span><text:span text:style-name="T17">username</text:span><text:span text:style-name="T16">紧挨着的下一个</text:span><text:span text:style-name="T17">dom</text:span><text:span text:style-name="T16">的</text:span><text:span text:style-name="T17">jQuery</text:span><text:span text:style-name="T16">对象</text:span></text:p>
            <text:p text:style-name="P13"><text:tab/><text:tab/><text:tab/>var spanobj=obj.next();</text:p>
            <text:p text:style-name="P13"><text:tab/><text:tab/><text:tab/>spanobj.html("&lt;font color='red'&gt;"+tip+"&lt;/font&gt;");</text:p>
            <text:p text:style-name="P13"><text:tab/><text:tab/>}else{</text:p>
            <text:p text:style-name="P13"><text:tab/><text:tab/><text:tab/>var spanobj=obj.next();</text:p>
            <text:p text:style-name="P13"><text:tab/><text:tab/><text:tab/>spanobj.html("");</text:p>
            <text:p text:style-name="P13"><text:tab/><text:tab/>}</text:p>
            <text:p text:style-name="P13"><text:tab/><text:tab/></text:p>
            <text:p text:style-name="P13"><text:tab/>});</text:p>
            <text:p text:style-name="P13"><text:s text:c="3"/></text:p>
            <text:p text:style-name="P13">});</text:p>
          </table:table-cell>
        </table:table-row>
      </table:table>
      <text:p text:style-name="P4"/>
      <text:p text:style-name="P4"><text:span text:style-name="T3">focus</text:span>获得焦点事件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$("form input").focus(function() {</text:p>
            <text:p text:style-name="P13"><text:tab/><text:tab/>$(this).css("background","yellow");</text:p>
            <text:p text:style-name="P13"><text:tab/>})</text:p>
          </table:table-cell>
        </table:table-row>
      </table:table>
      <text:p text:style-name="P4"/>
      <text:p text:style-name="P4"/>
      <text:p text:style-name="P5"><text:span text:style-name="T3">click</text:span>点击事件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4">$("#butt").click(function() {</text:p>
            <text:p text:style-name="P14"><text:tab/><text:tab/>alert("提交")</text:p>
            <text:p text:style-name="P14"><text:tab/>})</text:p>
          </table:table-cell>
        </table:table-row>
      </table:table>
      <text:p text:style-name="P5"/>
      <text:p text:style-name="P8"><text:span text:style-name="T6">change</text:span><text:span text:style-name="T9">当元素的值发生改变时</text:span><text:span text:style-name="T10">触发事件</text:span><text:span text:style-name="T11">(主要应用下拉框)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1"><text:tab/>$("#gender").change(function() {</text:p>
            <text:p text:style-name="P21"><text:tab/><text:tab/>//获得改变后的值</text:p>
            <text:p text:style-name="P21"><text:tab/><text:tab/>var val=$(this).val();</text:p>
            <text:p text:style-name="P21"><text:tab/><text:tab/>alert(val);</text:p>
            <text:p text:style-name="P21"><text:tab/>});</text:p>
          </table:table-cell>
        </table:table-row>
      </table:table>
      <text:p text:style-name="P7"/>
      <text:p text:style-name="P7"/>
      <text:p text:style-name="P1"><text:span text:style-name="T8">s</text:span><text:span text:style-name="T7">ubmit方法:阻止表达提交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5">$("#butt").click(function() {</text:p>
            <text:p text:style-name="P15"><text:tab/><text:tab/>//设置一个提交表单的标志</text:p>
            <text:p text:style-name="P15"><text:tab/><text:tab/>var issubmit=true;</text:p>
            <text:p text:style-name="P15"><text:tab/><text:tab/>$("form input").each(function() {</text:p>
            <text:p text:style-name="P15"><text:tab/><text:tab/><text:tab/>var obj=$(this);</text:p>
            <text:p text:style-name="P15"><text:tab/><text:tab/><text:tab/>var val=obj.val();</text:p>
            <text:p text:style-name="P15"><text:tab/><text:tab/><text:tab/>var regstr=obj.attr("reg");</text:p>
            <text:p text:style-name="P15"><text:tab/><text:tab/><text:tab/>var tip=obj.attr("tip");</text:p>
            <text:p text:style-name="P15"><text:tab/><text:tab/><text:tab/>var reg=new RegExp(regstr);</text:p>
            <text:p text:style-name="P15"><text:tab/><text:tab/><text:tab/>if(!reg.test(val)){</text:p>
            <text:p text:style-name="P15"><text:tab/><text:tab/><text:tab/><text:tab/>var spanobj=obj.next();</text:p>
            <text:p text:style-name="P15"><text:tab/><text:tab/><text:tab/><text:tab/>spanobj.html("&lt;font color='red'&gt;"+tip+"&lt;/font&gt;");</text:p>
            <text:p text:style-name="P15"><text:tab/><text:tab/><text:tab/><text:tab/>//有错误就不去提交</text:p>
            <text:p text:style-name="P15"><text:tab/><text:tab/><text:tab/><text:tab/>issubmit=false;</text:p>
            <text:p text:style-name="P15"><text:tab/><text:tab/><text:tab/>}else{</text:p>
            <text:p text:style-name="P15"><text:tab/><text:tab/><text:tab/><text:tab/>var spanobj=obj.next();</text:p>
            <text:p text:style-name="P15"><text:tab/><text:tab/><text:tab/><text:tab/>spanobj.html("");</text:p>
            <text:p text:style-name="P15"><text:tab/><text:tab/><text:tab/>}</text:p>
            <text:p text:style-name="P15"><text:tab/><text:tab/>})</text:p>
            <text:p text:style-name="P15"><text:tab/><text:tab/>//判断表单是否为true</text:p>
            <text:p text:style-name="P15"><text:tab/><text:tab/>if(issubmit){</text:p>
            <text:p text:style-name="P15"><text:tab/><text:tab/><text:tab/>//表单提交</text:p>
            <text:p text:style-name="P15"><text:tab/><text:tab/><text:tab/>$("#myform").submit();</text:p>
            <text:p text:style-name="P15"><text:tab/><text:tab/>}</text:p>
          </table:table-cell>
        </table:table-row>
      </table:table>
      <text:p text:style-name="P6"/>
      <text:p text:style-name="P5"/>
      <text:p text:style-name="P12"><text:span text:style-name="T18">S</text:span>ubmit<text:span text:style-name="T1">事件：</text:span><text:span text:style-name="T13">阻止表单提交，如果是</text:span><text:span text:style-name="T12">true</text:span><text:span text:style-name="T13">就允许表单提交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6"><text:tab/>$("#myform").submit(function () {</text:p>
            <text:p text:style-name="P16"><text:tab/><text:tab/><text:tab/><text:span text:style-name="T4">var issubmit=true;</text:span></text:p>
            <text:p text:style-name="P16"><text:tab/><text:tab/><text:tab/>$("form input").each(function() {</text:p>
            <text:p text:style-name="P16"><text:tab/><text:tab/><text:tab/><text:tab/>var obj=$(this);</text:p>
            <text:p text:style-name="P16"><text:tab/><text:tab/><text:tab/><text:tab/>var val=obj.val();</text:p>
            <text:p text:style-name="P16"><text:tab/><text:tab/><text:tab/><text:tab/>var regstr=obj.attr("reg");</text:p>
            <text:p text:style-name="P16"><text:tab/><text:tab/><text:tab/><text:tab/>var tip=obj.attr("tip");</text:p>
            <text:p text:style-name="P16"><text:tab/><text:tab/><text:tab/><text:tab/>var reg=new RegExp(regstr);</text:p>
            <text:p text:style-name="P16"><text:tab/><text:tab/><text:tab/><text:tab/>if(!reg.test(val)){</text:p>
            <text:p text:style-name="P16"><text:tab/><text:tab/><text:tab/><text:tab/><text:tab/>var spanobj=obj.next();</text:p>
            <text:p text:style-name="P16"><text:tab/><text:tab/><text:tab/><text:tab/><text:tab/>spanobj.html("&lt;font color='red'&gt;"+tip+"&lt;/font&gt;");</text:p>
            <text:p text:style-name="P16"><text:tab/><text:tab/><text:tab/><text:tab/><text:tab/>/<text:span text:style-name="T4">/有错误就不去提交</text:span></text:p>
            <text:p text:style-name="P22"><text:tab/><text:tab/><text:tab/><text:tab/><text:tab/>issubmit=false;</text:p>
            <text:p text:style-name="P16"><text:tab/><text:tab/><text:tab/><text:tab/><text:tab/>alert("不可为空！");</text:p>
            <text:p text:style-name="P16"><text:tab/><text:tab/><text:tab/><text:tab/>}else{</text:p>
            <text:p text:style-name="P16"><text:tab/><text:tab/><text:tab/><text:tab/><text:tab/>var spanobj=obj.next();</text:p>
            <text:p text:style-name="P16"><text:tab/><text:tab/><text:tab/><text:tab/><text:tab/>spanobj.html("");</text:p>
            <text:p text:style-name="P16"><text:tab/><text:tab/><text:tab/><text:tab/>}</text:p>
            <text:p text:style-name="P16"><text:tab/><text:tab/><text:tab/>})</text:p>
            <text:p text:style-name="P16"><text:tab/><text:tab/><text:tab/></text:p>
            <text:p text:style-name="P16"><text:tab/><text:tab/><text:tab/><text:span text:style-name="T4">//阻止表单提交，如果是true就允许表单提交</text:span></text:p>
            <text:p text:style-name="P22"><text:tab/><text:tab/><text:tab/>return issubmit;</text:p>
            <text:p text:style-name="P16"><text:tab/><text:tab/>});</text:p>
            <text:p text:style-name="P16"><text:tab/><text:tab/></text:p>
          </table:table-cell>
        </table:table-row>
      </table:table>
      <text:p text:style-name="P10"><text:span text:style-name="T3">keydown</text:span> 当键盘或按钮被按下时<text:span text:style-name="T19">触发事件</text:span> <text:span text:style-name="T20">(用于回车触发提交表单)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3">$("body").keydown(function(event) {</text:p>
            <text:p text:style-name="P17"><text:tab/><text:tab/><text:bookmark-start text:name="__DdeLink__785_4084381754"/><text:span text:style-name="T4">var num=window.event?event.keyCode:event.which;</text:span></text:p>
            <text:p text:style-name="P23"><text:tab/><text:tab/>if(num==13){<text:bookmark-end text:name="__DdeLink__785_4084381754"/></text:p>
            <text:p text:style-name="P17"><text:tab/><text:tab/><text:tab/>//设置一个提交表单的标志</text:p>
            <text:p text:style-name="P17"><text:tab/><text:tab/><text:tab/>var issubmit=true;</text:p>
            <text:p text:style-name="P17"><text:tab/><text:tab/><text:tab/>$("form input").each(function() {</text:p>
            <text:p text:style-name="P17"><text:tab/><text:tab/><text:tab/><text:tab/>var obj=$(this);</text:p>
            <text:p text:style-name="P17"><text:tab/><text:tab/><text:tab/><text:tab/>var val=obj.val();</text:p>
            <text:p text:style-name="P17"><text:tab/><text:tab/><text:tab/><text:tab/>var regstr=obj.attr("reg");</text:p>
            <text:p text:style-name="P17"><text:tab/><text:tab/><text:tab/><text:tab/>var tip=obj.attr("tip");</text:p>
            <text:p text:style-name="P17"><text:tab/><text:tab/><text:tab/><text:tab/>var reg=new RegExp(regstr);</text:p>
            <text:p text:style-name="P17"><text:tab/><text:tab/><text:tab/><text:tab/>if(!reg.test(val)){</text:p>
            <text:p text:style-name="P17"><text:tab/><text:tab/><text:tab/><text:tab/><text:tab/>var spanobj=obj.next();</text:p>
            <text:p text:style-name="P17"><text:tab/><text:tab/><text:tab/><text:tab/><text:tab/>spanobj.html("&lt;font color='red'&gt;"+tip+"&lt;/font&gt;");</text:p>
            <text:p text:style-name="P17"><text:tab/><text:tab/><text:tab/><text:tab/><text:tab/>//有错误就不去提交</text:p>
            <text:p text:style-name="P17"><text:tab/><text:tab/><text:tab/><text:tab/><text:tab/>issubmit=false;</text:p>
            <text:p text:style-name="P17"><text:tab/><text:tab/><text:tab/><text:tab/>}else{</text:p>
            <text:p text:style-name="P17"><text:tab/><text:tab/><text:tab/><text:tab/><text:tab/>var spanobj=obj.next();</text:p>
            <text:p text:style-name="P17"><text:tab/><text:tab/><text:tab/><text:tab/><text:tab/>spanobj.html("");</text:p>
            <text:p text:style-name="P18"><text:s text:c="31"/>//跳出each循环</text:p>
            <text:p text:style-name="P18"><text:tab/><text:tab/><text:tab/><text:tab/><text:tab/><text:span text:style-name="T4">return false;</text:span></text:p>
            <text:p text:style-name="P17"><text:tab/><text:tab/><text:tab/><text:tab/>}</text:p>
            <text:p text:style-name="P17"><text:tab/><text:tab/><text:tab/>})</text:p>
            <text:p text:style-name="P17"><text:tab/><text:tab/><text:tab/>//判断表单是否为true</text:p>
            <text:p text:style-name="P17"><text:tab/><text:tab/><text:tab/>if(issubmit){</text:p>
            <text:p text:style-name="P17"><text:tab/><text:tab/><text:tab/><text:tab/>//表单提交</text:p>
            <text:p text:style-name="P17"><text:tab/><text:tab/><text:tab/><text:tab/>$("#myform").submit();</text:p>
            <text:p text:style-name="P17"><text:tab/><text:tab/><text:tab/>}</text:p>
            <text:p text:style-name="P17"><text:tab/><text:tab/><text:tab/></text:p>
            <text:p text:style-name="P17"><text:tab/><text:tab/>}</text:p>
          </table:table-cell>
        </table:table-row>
      </table:table>
      <text:p text:style-name="P9"/>
      <text:p text:style-name="P11">keyup 当按钮被松开时<text:span text:style-name="T21">触发事件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9"><text:tab/>//按键按下校验</text:p>
            <text:p text:style-name="P19"><text:tab/>$("#username").keyup(function(event) {</text:p>
            <text:p text:style-name="P19"><text:tab/><text:tab/>/* var num=window.event?event.keyCode:event.which;</text:p>
            <text:p text:style-name="P19"><text:tab/><text:tab/>var charstr=String.fromCharCode(num); */</text:p>
            <text:p text:style-name="P19"><text:tab/><text:tab/>//离开焦点的是那个，这个this就是谁</text:p>
            <text:p text:style-name="P19"><text:tab/><text:tab/>var obj=$(this);</text:p>
            <text:p text:style-name="P19"><text:tab/><text:tab/>var val=obj.val();</text:p>
            <text:p text:style-name="P19"><text:tab/><text:tab/>var regstr=obj.attr("reg");</text:p>
            <text:p text:style-name="P19"><text:tab/><text:tab/>var tip=obj.attr("tip");</text:p>
            <text:p text:style-name="P19"><text:tab/><text:tab/>var username=obj.attr("name");</text:p>
            <text:p text:style-name="P19"><text:tab/><text:tab/>var reg=new RegExp(regstr);</text:p>
            <text:p text:style-name="P19"><text:tab/><text:tab/>if(!reg.test(val)){</text:p>
            <text:p text:style-name="P19"><text:tab/><text:tab/><text:tab/>var spanobj=obj.next();</text:p>
            <text:p text:style-name="P19"><text:tab/><text:tab/><text:tab/>spanobj.html("&lt;font color='red'&gt;"+tip+"&lt;/font&gt;");</text:p>
            <text:p text:style-name="P19"><text:tab/><text:tab/>}else{</text:p>
            <text:p text:style-name="P19"><text:tab/><text:tab/><text:tab/>var spanobj=obj.next();</text:p>
            <text:p text:style-name="P19"><text:tab/><text:tab/><text:tab/>if(username=="username"){</text:p>
            <text:p text:style-name="P19"><text:tab/><text:tab/><text:tab/><text:tab/>var result=vali(val);</text:p>
            <text:p text:style-name="P19"><text:tab/><text:tab/><text:tab/><text:tab/>if(result=="yes"){</text:p>
            <text:p text:style-name="P19"><text:tab/><text:tab/><text:tab/><text:tab/><text:tab/>spanobj.html("&lt;font color='red'&gt;用户已经存在!&lt;/font&gt;");</text:p>
            <text:p text:style-name="P19"><text:tab/><text:tab/><text:tab/><text:tab/>}else{</text:p>
            <text:p text:style-name="P19"><text:tab/><text:tab/><text:tab/><text:tab/><text:tab/>spanobj.html("");</text:p>
            <text:p text:style-name="P19"><text:tab/><text:tab/><text:tab/><text:tab/>}</text:p>
            <text:p text:style-name="P19"><text:tab/><text:tab/><text:tab/>}else{</text:p>
            <text:p text:style-name="P19"/>
            <text:p text:style-name="P19"><text:tab/><text:tab/><text:tab/><text:tab/>spanobj.html("");</text:p>
            <text:p text:style-name="P19"><text:tab/><text:tab/><text:tab/>}</text:p>
            <text:p text:style-name="P19"><text:tab/><text:tab/><text:tab/></text:p>
            <text:p text:style-name="P19"><text:tab/><text:tab/><text:tab/></text:p>
          </table:table-cell>
        </table:table-row>
      </table:table>
      <text:p text:style-name="P1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26S</meta:editing-duration>
    <meta:editing-cycles>13</meta:editing-cycles>
    <meta:generator>LibreOffice/5.3.0.3$Windows_X86_64 LibreOffice_project/7074905676c47b82bbcfbea1aeefc84afe1c50e1</meta:generator>
    <dc:date>2018-04-18T23:06:29.062000000</dc:date>
    <meta:document-statistic meta:table-count="8" meta:image-count="0" meta:object-count="0" meta:page-count="1" meta:paragraph-count="149" meta:word-count="560" meta:character-count="3169" meta:non-whitespace-character-count="2627"/>
    <meta:user-defined meta:name="Info 1"/>
    <meta:user-defined meta:name="Info 2"/>
    <meta:user-defined meta:name="Info 3"/>
    <meta:user-defined meta:name="Info 4"/>
  </office:meta>
</office:document-meta>
</file>